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00.1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2121212121212]</text:p>
          </table:table-cell>
          <table:table-cell office:value-type="string" calcext:value-type="string">
            <text:p>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54028436018957" calcext:value-type="float">
            <text:p>0.654028436018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, '2']</text:p>
          </table:table-cell>
          <table:table-cell office:value-type="string" calcext:value-type="string">
            <text:p>[0.890881913303438, 0.890881913303438]</text:p>
          </table:table-cell>
          <table:table-cell office:value-type="string" calcext:value-type="string">
            <text:p>[19, 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06521739130435" calcext:value-type="float">
            <text:p>0.70652173913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176829268292684]</text:p>
          </table:table-cell>
          <table:table-cell office:value-type="string" calcext:value-type="string">
            <text:p>[2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76470588235294]</text:p>
          </table:table-cell>
          <table:table-cell office:value-type="string" calcext:value-type="string">
            <text:p>[3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07182320441989" calcext:value-type="float">
            <text:p>0.707182320441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43426883308715]</text:p>
          </table:table-cell>
          <table:table-cell office:value-type="string" calcext:value-type="string">
            <text:p>[51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94117647058824]</text:p>
          </table:table-cell>
          <table:table-cell office:value-type="string" calcext:value-type="string">
            <text:p>[2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40524781341108" calcext:value-type="float">
            <text:p>0.740524781341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91176470588236]</text:p>
          </table:table-cell>
          <table:table-cell office:value-type="string" calcext:value-type="string">
            <text:p>[3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725806451612903" calcext:value-type="float">
            <text:p>0.725806451612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09677419354839]</text:p>
          </table:table-cell>
          <table:table-cell office:value-type="string" calcext:value-type="string">
            <text:p>[45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729805013927577" calcext:value-type="float">
            <text:p>0.729805013927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58692421991084]</text:p>
          </table:table-cell>
          <table:table-cell office:value-type="string" calcext:value-type="string">
            <text:p>[38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5417661097852" calcext:value-type="float">
            <text:p>0.75417661097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483063328424153]</text:p>
          </table:table-cell>
          <table:table-cell office:value-type="string" calcext:value-type="string">
            <text:p>[4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023598820059" calcext:value-type="float">
            <text:p>0.80235988200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381642512077294]</text:p>
          </table:table-cell>
          <table:table-cell office:value-type="string" calcext:value-type="string">
            <text:p>[3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10344827586207" calcext:value-type="float">
            <text:p>0.710344827586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53846153846154]</text:p>
          </table:table-cell>
          <table:table-cell office:value-type="string" calcext:value-type="string">
            <text:p>[67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645833333333333" calcext:value-type="float">
            <text:p>0.64583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[75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749379652605459" calcext:value-type="float">
            <text:p>0.749379652605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08124076809453]</text:p>
          </table:table-cell>
          <table:table-cell office:value-type="string" calcext:value-type="string">
            <text:p>[41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685314685314685" calcext:value-type="float">
            <text:p>0.685314685314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74521354933726]</text:p>
          </table:table-cell>
          <table:table-cell office:value-type="string" calcext:value-type="string">
            <text:p>[64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table:formula="of:=AVERAGE([.C2:.C16])" office:value-type="float" office:value="0.700778147440975" calcext:value-type="float">
            <text:p>0.7007781474409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5T14:06:04.957664638</dc:date>
    <meta:editing-duration>PT1M43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